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d8867" officeooo:paragraph-rsid="000d8867" style:font-size-asian="12.25pt" style:font-size-complex="14pt"/>
    </style:style>
    <style:style style:name="P2" style:family="paragraph" style:parent-style-name="Standard">
      <style:paragraph-properties fo:text-align="start" style:justify-single-word="false"/>
      <style:text-properties fo:font-size="14pt" officeooo:rsid="000d8867" officeooo:paragraph-rsid="000d8867" style:font-size-asian="12.25pt" style:font-size-complex="14pt"/>
    </style:style>
    <style:style style:name="P3" style:family="paragraph" style:parent-style-name="Standard">
      <style:paragraph-properties fo:text-align="start" style:justify-single-word="false"/>
      <style:text-properties fo:font-size="14pt" officeooo:rsid="0011f848" officeooo:paragraph-rsid="0011f848" style:font-size-asian="12.25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7db0" officeooo:paragraph-rsid="000e7db0"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7db0" officeooo:paragraph-rsid="000e7db0"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c3b4" officeooo:paragraph-rsid="000ec3b4"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c3b4" officeooo:paragraph-rsid="000ec3b4"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8867" officeooo:paragraph-rsid="000d8867"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officeooo:rsid="0011f848" officeooo:paragraph-rsid="0011f848" style:font-size-asian="12.25pt" style:font-size-complex="14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1f848" officeooo:paragraph-rsid="0011f848"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14pt" style:text-underline-style="none" fo:font-weight="normal" officeooo:rsid="000e7db0" officeooo:paragraph-rsid="000e7db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0e7db0" officeooo:paragraph-rsid="000e7db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0ec3b4" officeooo:paragraph-rsid="000ec3b4"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4pt" style:text-underline-style="none" fo:font-weight="normal" officeooo:rsid="000ec3b4" officeooo:paragraph-rsid="000ec3b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10b602" officeooo:paragraph-rsid="0010b602"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11f848" officeooo:paragraph-rsid="0011f848"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13b0c0" officeooo:paragraph-rsid="0013b0c0" style:font-size-asian="12.25pt" style:font-weight-asian="normal" style:font-size-complex="14pt" style:font-weight-complex="normal"/>
    </style:style>
    <style:style style:name="P18"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0e7db0" officeooo:paragraph-rsid="000e7db0" style:font-size-asian="12.25pt" style:font-weight-asian="bold" style:font-size-complex="14pt" style:font-weight-complex="bold"/>
    </style:style>
    <style:style style:name="P19"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0ec3b4" officeooo:paragraph-rsid="000ec3b4" style:font-size-asian="12.25pt" style:font-weight-asian="bold" style:font-size-complex="14pt" style:font-weight-complex="bold"/>
    </style:style>
    <style:style style:name="T1" style:family="text">
      <style:text-properties officeooo:rsid="000e7db0"/>
    </style:style>
    <style:style style:name="T2" style:family="text">
      <style:text-properties style:text-underline-style="none" fo:font-weight="normal" style:font-weight-asian="normal" style:font-weight-complex="normal"/>
    </style:style>
    <style:style style:name="T3" style:family="text">
      <style:text-properties officeooo:rsid="000ec3b4"/>
    </style:style>
    <style:style style:name="T4" style:family="text">
      <style:text-properties officeooo:rsid="0010b602"/>
    </style:style>
    <style:style style:name="T5" style:family="text">
      <style:text-properties style:font-name="Liberation Serif1"/>
    </style:style>
    <style:style style:name="T6" style:family="text">
      <style:text-properties style:font-name="Liberation Serif1" officeooo:rsid="0010b602"/>
    </style:style>
    <style:style style:name="T7" style:family="text">
      <style:text-properties style:font-name="Liberation Serif1" style:text-underline-style="none" fo:font-weight="normal" officeooo:rsid="0010b602" style:font-weight-asian="normal" style:font-weight-complex="normal"/>
    </style:style>
    <style:style style:name="T8" style:family="text">
      <style:text-properties style:font-name="Liberation Serif"/>
    </style:style>
    <style:style style:name="T9" style:family="text">
      <style:text-properties officeooo:rsid="00146c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dzuar/Rémy</text:p>
      <text:p text:style-name="P15">DUT INFO AS</text:p>
      <text:p text:style-name="P15">2019/2020</text:p>
      <text:p text:style-name="P17">27/09</text:p>
      <text:p text:style-name="P8">Bulle d’écriture</text:p>
      <text:p text:style-name="P1"/>
      <text:p text:style-name="P4">L’écriture</text:p>
      <text:p text:style-name="P1"/>
      <text:p text:style-name="P2">Piste<text:span text:style-name="T1">s</text:span> : - écrire c’est …</text:p>
      <text:p text:style-name="P2">- Demain c’est jeudi et je commencerai à écrire …</text:p>
      <text:p text:style-name="P2"/>
      <text:p text:style-name="P3">Vœu : 3</text:p>
      <text:p text:style-name="P3"/>
      <text:p text:style-name="P9">Texte :</text:p>
      <text:p text:style-name="P2"/>
      <text:p text:style-name="P2"><text:span text:style-name="T6">É</text:span>crire c’est la « liberté » sous la contrainte. Ici j’écris en toute liberté sur l’injonction contraignante d’un enseignant, sur l’engagement contractuel du DUT.</text:p>
      <text:p text:style-name="P2"/>
      <text:p text:style-name="P2">Ici j’écris sous la contrainte d’une langue pesante à la syntaxe orchestrée et qui ne doit souffrir de fausses notes. Sous peine de me prendre la liberté de gens mieux instruit à corriger l’imperfection.</text:p>
      <text:p text:style-name="P2"/>
      <text:p text:style-name="P2">Ici j’écris d’une main gauche, moite d’avoir la liberté d’écrire ce qu’elle veut. Mais surtout figée par une page blanche ou presque.</text:p>
      <text:p text:style-name="P2"/>
      <text:p text:style-name="P2">Ici j’écris sans but précis, finalement sans plaisirs. </text:p>
      <text:p text:style-name="P2"/>
      <text:p text:style-name="P2">Les contraintes restent des contraintes...</text:p>
      <text:p text:style-name="P18">Bulle d’écriture</text:p>
      <text:p text:style-name="P4"/>
      <text:p text:style-name="P4">Le souvenir</text:p>
      <text:p text:style-name="P4"/>
      <text:p text:style-name="P12"/>
      <text:p text:style-name="P12">Piste : Je me souviens…</text:p>
      <text:p text:style-name="P12"/>
      <text:p text:style-name="P16">V<text:span text:style-name="T5">œ</text:span><text:span text:style-name="T8">u 2 :</text:span></text:p>
      <text:p text:style-name="P12"/>
      <text:p text:style-name="P10">Texte :</text:p>
      <text:p text:style-name="P12"/>
      <text:p text:style-name="P12">Le souvenir c’est la source de la nostalgie ou de la mélancolie, c’est <text:span text:style-name="T4">s</text:span>elon…</text:p>
      <text:p text:style-name="P12"/>
      <text:p text:style-name="P12">Les souvenirs, c’est ce qu’on espère qu’il restera.</text:p>
      <text:p text:style-name="P12">Ici l’enfant que je suis regarde le potentiel vieillard que je serai et lui souhaite de se souvenirs.</text:p>
      <text:p text:style-name="P12">Souviens-toi, que tu n’a jamais toléré la fatalité.</text:p>
      <text:p text:style-name="P12">Souviens-toi d’aimer, d’accepter, de comprendre.</text:p>
      <text:p text:style-name="P12">Souviens-toi que l’univers, s’il finira par t’avoir, on s’en sera bien défié un court instant.</text:p>
      <text:p text:style-name="P12">Souviens-toi qu’on s’est quand même bien marré.</text:p>
      <text:p text:style-name="P12"/>
      <text:p text:style-name="P12">Pourvu que tu ne sois jamais devenu un Homme sérieux.</text:p>
      <text:p text:style-name="P12"/>
      <text:p text:style-name="P12">(Conseil de l’enseignant : Conversation entre les deux protagoniste, plus d’expression de l’enfant, être plus explicite)</text:p>
      <text:p text:style-name="P18">Bulle d’écriture</text:p>
      <text:p text:style-name="P4"/>
      <text:p text:style-name="P4">Crescendo</text:p>
      <text:p text:style-name="P11"/>
      <text:p text:style-name="P12">Piste : utiliser un crescendo</text:p>
      <text:p text:style-name="P12">utiliser une photo pour faire passer une émotion</text:p>
      <text:p text:style-name="P12"/>
      <text:p text:style-name="P16">V<text:span text:style-name="T5">œu 1 : </text:span></text:p>
      <text:p text:style-name="P12"/>
      <text:p text:style-name="P10">Texte :</text:p>
      <text:p text:style-name="P12"/>
      <text:p text:style-name="P12">- Au début, Rien.</text:p>
      <text:p text:style-name="P12">- Ensuite, certes, Pas grand-chose.</text:p>
      <text:p text:style-name="P12">- Pendant longtemps, uniquement des Balbutiements.</text:p>
      <text:p text:style-name="P12">- Puis le silex l’interpelle, dans son cortex, étincelle !</text:p>
      <text:p text:style-name="P12">- D’abord les Branchages, ensuite les troncs, Débardage.</text:p>
      <text:p text:style-name="P12">- Le voilà, face au sol agonisant, nu, une idée brillante, Bienvenue.</text:p>
      <text:p text:style-name="P12">- Un petit trou, une carrière, une grande mine, Eldorado !</text:p>
      <text:p text:style-name="P12">- La faim l’envahit, l’appétit dévorant, toujours plus ! Irrésistible !</text:p>
      <text:p text:style-name="P12">- Que reste-t-il à manger ?</text:p>
      <text:p text:style-name="P5"><text:span text:style-name="T2">- </text:span><text:span text:style-name="T7">À</text:span><text:span text:style-name="T2"> la fin… Plus rien.</text:span></text:p>
      <text:p text:style-name="P12"/>
      <text:p text:style-name="P19">Mise en plume :</text:p>
      <text:p text:style-name="P4"/>
      <text:p text:style-name="P4">Logorall<text:span text:style-name="T3">ye</text:span></text:p>
      <text:p text:style-name="P4"/>
      <text:p text:style-name="P12">L<text:span text:style-name="T3">iste de mot :</text:span></text:p>
      <text:p text:style-name="P12"/>
      <text:p text:style-name="P12">- <text:span text:style-name="T3">Information</text:span></text:p>
      <text:p text:style-name="P12">- <text:span text:style-name="T3">Capharnaüm</text:span></text:p>
      <text:p text:style-name="P12">- <text:span text:style-name="T3">Pourquoi</text:span></text:p>
      <text:p text:style-name="P12">- <text:span text:style-name="T3">Locomotion</text:span></text:p>
      <text:p text:style-name="P12">- <text:span text:style-name="T3">Chien</text:span></text:p>
      <text:p text:style-name="P12">- <text:span text:style-name="T3">Pays</text:span></text:p>
      <text:p text:style-name="P12">- <text:span text:style-name="T3">Créer</text:span></text:p>
      <text:p text:style-name="P12"/>
      <text:p text:style-name="P13">Billet :</text:p>
      <text:p text:style-name="P13"/>
      <text:p text:style-name="P13">Information ! La maison est un vrai Ca<text:span text:style-name="T9">ph</text:span>arna<text:span text:style-name="T9">ü</text:span>m ! C’est Pourquoi j’ai eu la Locomotion de partir avec le Chien. Dans un Pays lointain, où j’aurai de nouveau le loisirs de Créer !</text:p>
      <text:p text:style-name="P19">Mise en plume</text:p>
      <text:p text:style-name="P6"/>
      <text:p text:style-name="P6">Epicure :</text:p>
      <text:p text:style-name="P14">L’amitié fait le tour du monde et nous convie tous à nous réveiller</text:p>
      <text:p text:style-name="P14"><text:s/>pour une vie heureuse</text:p>
      <text:p text:style-name="P11"/>
      <text:p text:style-name="P13">Billet :</text:p>
      <text:p text:style-name="P13">L’amitié fait le tour du monde, elle oublie le quotidien, elle laisse la morosité, puis le tour finit, elle voit d’un œil nouveau ce qu’elle avait choisi d’abandonner et le trouve extraordinaire et sensationnel.</text:p>
      <text:p text:style-name="P19">Journal d’écriture</text:p>
      <text:p text:style-name="P7"/>
      <text:p text:style-name="P7">Entrée du 06/09/2019 <text:span text:style-name="T2">:</text:span></text:p>
      <text:p text:style-name="P13"/>
      <text:p text:style-name="P13">Il reste de l’atelier de la veille une impression vague, étrange. L’exercice en consigne si simple c’est révélé imposant, intimidant pour ne pas dire intime.</text:p>
      <text:p text:style-name="P13">Et le texte qui a émergé est décevant, mal fichu, cette sensation, ne pas pouvoir revenir en arrière, effacer, recommencer. C’est frustrant, j’en conclurais même que c’est la contrainte la plus structurante de l’exercices</text:p>
      <text:p text:style-name="P13"/>
      <text:p text:style-name="P7">Entrée du 10/09/2019 <text:span text:style-name="T2">:</text:span></text:p>
      <text:p text:style-name="P13"/>
      <text:p text:style-name="P13">Quoi dire de l’atelier de la veille… Je trouve toujours l’exercice intimidant. Même si ce n’est pas le but premier, la qualité de mes écrits fait tellement amateur, c’est comme peindre avec les doigts.</text:p>
      <text:p text:style-name="P13">Les textes sont brouillons, flou et le moi d’aujourd’hui ne comprend déjà presque plus comment il a pu hier écrire ce texte.</text:p>
      <text:p text:style-name="P13">La classe semble dans l’ensemble à l’aise avec l’exercice, il y a de belle choses qui émergent de tout ç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5:50:35.047203187</meta:creation-date>
    <meta:generator>LibreOffice/6.2.7.1$Linux_X86_64 LibreOffice_project/20$Build-1</meta:generator>
    <dc:date>2019-09-27T16:08:19.301304679</dc:date>
    <meta:editing-duration>PT44M4S</meta:editing-duration>
    <meta:editing-cycles>5</meta:editing-cycles>
    <meta:document-statistic meta:table-count="0" meta:image-count="0" meta:object-count="0" meta:page-count="6" meta:paragraph-count="71" meta:word-count="599" meta:character-count="3521" meta:non-whitespace-character-count="2990"/>
  </office:meta>
</office:document-meta>
</file>